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a76a" officeooo:paragraph-rsid="000da76a"/>
    </style:style>
    <style:style style:name="P2" style:family="paragraph" style:parent-style-name="Standard">
      <style:text-properties fo:font-weight="bold" officeooo:rsid="000da76a" officeooo:paragraph-rsid="000da76a" style:font-weight-asian="bold" style:font-weight-complex="bold"/>
    </style:style>
    <style:style style:name="P3" style:family="paragraph" style:parent-style-name="Standard">
      <style:text-properties fo:font-weight="bold" officeooo:rsid="000db571" officeooo:paragraph-rsid="000db571" style:font-weight-asian="bold" style:font-weight-complex="bold"/>
    </style:style>
    <style:style style:name="P4" style:family="paragraph" style:parent-style-name="Standard">
      <style:text-properties fo:font-weight="normal" officeooo:rsid="000db571" officeooo:paragraph-rsid="000db57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b5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ON:</text:p>
      <text:p text:style-name="P2"/>
      <text:p text:style-name="P1">&gt; db.createCollection("Customers");</text:p>
      <text:p text:style-name="P1">{ "ok" : 1 }</text:p>
      <text:p text:style-name="P1">&gt; db.Customers.insert({'cust_id':1,'purchase_amount':200,'status':'paid'});</text:p>
      <text:p text:style-name="P1">WriteResult({ "nInserted" : 1 })</text:p>
      <text:p text:style-name="P1">&gt; db.Customers.insert({'cust_id':2,'purchase_amount':600,'status':'paid'});</text:p>
      <text:p text:style-name="P1">WriteResult({ "nInserted" : 1 })</text:p>
      <text:p text:style-name="P1">&gt; db.Customers.insert({'cust_id':3,'purchase_amount':500,'status':'unpaid'});</text:p>
      <text:p text:style-name="P1">WriteResult({ "nInserted" : 1 })</text:p>
      <text:p text:style-name="P1">&gt; db.Customers.insert({'cust_id':4,'purchase_amount':300,'status':'paid'});</text:p>
      <text:p text:style-name="P1">WriteResult({ "nInserted" : 1 })</text:p>
      <text:p text:style-name="P1">&gt; db.Customers.insert({'cust_id':5,'purchase_amount':800,'status':'unpaid'});</text:p>
      <text:p text:style-name="P1">WriteResult({ "nInserted" : 1 })</text:p>
      <text:p text:style-name="P1">&gt; db.Customers.insert({'cust_id':1,'purchase_amount':600,'status':'paid'});</text:p>
      <text:p text:style-name="P1">WriteResult({ "nInserted" : 1 })</text:p>
      <text:p text:style-name="P1">&gt; db.Customers.insert({'cust_id':2,'purchase_amount':985,'status':'paid'});</text:p>
      <text:p text:style-name="P1">WriteResult({ "nInserted" : 1 })</text:p>
      <text:p text:style-name="P1">&gt; db.Customers.insert({'cust_id':2,'purchase_amount':65,'status':'paid'});</text:p>
      <text:p text:style-name="P1">WriteResult({ "nInserted" : 1 })</text:p>
      <text:p text:style-name="P1">&gt; db.Customers.insert({'cust_id':2,'purchase_amount':365,'status':'paid'});</text:p>
      <text:p text:style-name="P1">WriteResult({ "nInserted" : 1 })</text:p>
      <text:p text:style-name="P1">&gt; db.Customers.insert({'cust_id':2,'purchase_amount':455,'status':'unpaid'});</text:p>
      <text:p text:style-name="P1">WriteResult({ "nInserted" : 1 })</text:p>
      <text:p text:style-name="P1">&gt; db.Customers.insert({'cust_id':1,'purchase_amount':415,'status':'paid'});</text:p>
      <text:p text:style-name="P1">WriteResult({ "nInserted" : 1 })</text:p>
      <text:p text:style-name="P1">&gt; db.Customers.insert({'cust_id':1,'purchase_amount':895,'status':'unpaid'});</text:p>
      <text:p text:style-name="P1">WriteResult({ "nInserted" : 1 })</text:p>
      <text:p text:style-name="P1">&gt; db.Customers.insert({'cust_id':1,'purchase_amount':432,'status':'paid'});</text:p>
      <text:p text:style-name="P1">WriteResult({ "nInserted" : 1 })</text:p>
      <text:p text:style-name="P1">&gt; db.Customers.insert({'cust_id':3,'purchase_amount':492,'status':'unpaid'});</text:p>
      <text:p text:style-name="P1">WriteResult({ "nInserted" : 1 })</text:p>
      <text:p text:style-name="P1">&gt; db.Customers.insert({'cust_id':3,'purchase_amount':62,'status':'paid'});</text:p>
      <text:p text:style-name="P1">WriteResult({ "nInserted" : 1 })</text:p>
      <text:p text:style-name="P1">&gt; db.Customers.insert({'cust_id':3,'purchase_amount':652,'status':'paid'});</text:p>
      <text:p text:style-name="P1">WriteResult({ "nInserted" : 1 })</text:p>
      <text:p text:style-name="P1">&gt; db.Customers.insert({'cust_id':3,'purchase_amount':32,'status':'paid'});</text:p>
      <text:p text:style-name="P1">WriteResult({ "nInserted" : 1 })</text:p>
      <text:p text:style-name="P1">&gt; db.Customers.insert({'cust_id':4,'purchase_amount':3102,'status':'unpaid'});</text:p>
      <text:p text:style-name="P1">WriteResult({ "nInserted" : 1 })</text:p>
      <text:p text:style-name="P1">&gt; db.Customers.insert({'cust_id':4,'purchase_amount':382,'status':'paid'});</text:p>
      <text:p text:style-name="P1">WriteResult({ "nInserted" : 1 })</text:p>
      <text:p text:style-name="P1">&gt; db.Customers.insert({'cust_id':4,'purchase_amount':662,'status':'unpaid'});</text:p>
      <text:p text:style-name="P1">WriteResult({ "nInserted" : 1 })</text:p>
      <text:p text:style-name="P1">&gt; db.Customers.insert({'cust_id':4,'purchase_amount':286,'status':'unpaid'});</text:p>
      <text:p text:style-name="P1">WriteResult({ "nInserted" : 1 })</text:p>
      <text:p text:style-name="P1">&gt; db.Customers.insert({'cust_id':5,'purchase_amount':2106,'status':'paid'});</text:p>
      <text:p text:style-name="P1">WriteResult({ "nInserted" : 1 })</text:p>
      <text:p text:style-name="P1">&gt; db.Customers.insert({'cust_id':5,'purchase_amount':206,'status':'paid'});</text:p>
      <text:p text:style-name="P1"><text:soft-page-break/>WriteResult({ "nInserted" : 1 })</text:p>
      <text:p text:style-name="P1">&gt; db.Customers.insert({'cust_id':5,'purchase_amount':816,'status':'paid'});</text:p>
      <text:p text:style-name="P1">WriteResult({ "nInserted" : 1 })</text:p>
      <text:p text:style-name="P1">&gt; db.Customers.insert({'cust_id':5,'purchase_amount':86,'status':'paid'});</text:p>
      <text:p text:style-name="P1">WriteResult({ "nInserted" : 1 })</text:p>
      <text:p text:style-name="P1"/>
      <text:p text:style-name="P1"><text:span text:style-name="T1">RETRIEVAL:</text:span></text:p>
      <text:p text:style-name="P1"/>
      <text:p text:style-name="P1">&gt; db.Customers.find();</text:p>
      <text:p text:style-name="P1">{ "_id" : ObjectId("59c9e38287d20b952f299c3c"), "cust_id" : 1, "purchase_amount" : 200, "status" : "paid" }</text:p>
      <text:p text:style-name="P1">{ "_id" : ObjectId("59c9e39987d20b952f299c3d"), "cust_id" : 2, "purchase_amount" : 600, "status" : "paid" }</text:p>
      <text:p text:style-name="P1">{ "_id" : ObjectId("59c9e3a687d20b952f299c3e"), "cust_id" : 3, "purchase_amount" : 500, "status" : "unpaid" }</text:p>
      <text:p text:style-name="P1">{ "_id" : ObjectId("59c9e3b687d20b952f299c3f"), "cust_id" : 4, "purchase_amount" : 300, "status" : "paid" }</text:p>
      <text:p text:style-name="P1">{ "_id" : ObjectId("59c9e3c387d20b952f299c40"), "cust_id" : 5, "purchase_amount" : 800, "status" : "unpaid" }</text:p>
      <text:p text:style-name="P1">{ "_id" : ObjectId("59c9e3d287d20b952f299c41"), "cust_id" : 1, "purchase_amount" : 600, "status" : "paid" }</text:p>
      <text:p text:style-name="P1">{ "_id" : ObjectId("59c9e3e487d20b952f299c42"), "cust_id" : 2, "purchase_amount" : 985, "status" : "paid" }</text:p>
      <text:p text:style-name="P1">{ "_id" : ObjectId("59c9e40087d20b952f299c43"), "cust_id" : 2, "purchase_amount" : 65, "status" : "paid" }</text:p>
      <text:p text:style-name="P1">{ "_id" : ObjectId("59c9e40787d20b952f299c44"), "cust_id" : 2, "purchase_amount" : 365, "status" : "paid" }</text:p>
      <text:p text:style-name="P1">{ "_id" : ObjectId("59c9e41587d20b952f299c45"), "cust_id" : 2, "purchase_amount" : 455, "status" : "unpaid" }</text:p>
      <text:p text:style-name="P1">{ "_id" : ObjectId("59c9e42487d20b952f299c46"), "cust_id" : 1, "purchase_amount" : 415, "status" : "paid" }</text:p>
      <text:p text:style-name="P1">{ "_id" : ObjectId("59c9e43287d20b952f299c47"), "cust_id" : 1, "purchase_amount" : 895, "status" : "unpaid" }</text:p>
      <text:p text:style-name="P1">{ "_id" : ObjectId("59c9e43f87d20b952f299c48"), "cust_id" : 1, "purchase_amount" : 432, "status" : "paid" }</text:p>
      <text:p text:style-name="P1">{ "_id" : ObjectId("59c9e45987d20b952f299c49"), "cust_id" : 3, "purchase_amount" : 492, "status" : "unpaid" }</text:p>
      <text:p text:style-name="P1">{ "_id" : ObjectId("59c9e46687d20b952f299c4a"), "cust_id" : 3, "purchase_amount" : 62, "status" : "paid" }</text:p>
      <text:p text:style-name="P1">{ "_id" : ObjectId("59c9e47187d20b952f299c4b"), "cust_id" : 3, "purchase_amount" : 652, "status" : "paid" }</text:p>
      <text:p text:style-name="P1">{ "_id" : ObjectId("59c9e49887d20b952f299c4c"), "cust_id" : 3, "purchase_amount" : 32, "status" : "paid" }</text:p>
      <text:p text:style-name="P1">{ "_id" : ObjectId("59c9e4a487d20b952f299c4d"), "cust_id" : 4, "purchase_amount" : 3102, "status" : "unpaid" }</text:p>
      <text:p text:style-name="P1">{ "_id" : ObjectId("59c9e4b787d20b952f299c4e"), "cust_id" : 4, "purchase_amount" : 382, "status" : "paid" }</text:p>
      <text:p text:style-name="P1">{ "_id" : ObjectId("59c9e4c087d20b952f299c4f"), "cust_id" : 4, "purchase_amount" : 662, "status" : "unpaid" }</text:p>
      <text:p text:style-name="P1"><text:soft-page-break/>Type "it" for more</text:p>
      <text:p text:style-name="P1">&gt; it</text:p>
      <text:p text:style-name="P1">{ "_id" : ObjectId("59c9e4ce87d20b952f299c50"), "cust_id" : 4, "purchase_amount" : 286, "status" : "unpaid" }</text:p>
      <text:p text:style-name="P1">{ "_id" : ObjectId("59c9e4dd87d20b952f299c51"), "cust_id" : 5, "purchase_amount" : 2106, "status" : "paid" }</text:p>
      <text:p text:style-name="P1">{ "_id" : ObjectId("59c9e4e387d20b952f299c52"), "cust_id" : 5, "purchase_amount" : 206, "status" : "paid" }</text:p>
      <text:p text:style-name="P1">{ "_id" : ObjectId("59c9e4ec87d20b952f299c53"), "cust_id" : 5, "purchase_amount" : 816, "status" : "paid" }</text:p>
      <text:p text:style-name="P1">{ "_id" : ObjectId("59c9e4f187d20b952f299c54"), "cust_id" : 5, "purchase_amount" : 86, "status" : "paid" }</text:p>
      <text:p text:style-name="P1"/>
      <text:p text:style-name="P2"><text:span text:style-name="T2">FIRST </text:span>MAP REDUCE:</text:p>
      <text:p text:style-name="P1"/>
      <text:p text:style-name="P1">&gt; db.Customers.mapReduce(</text:p>
      <text:p text:style-name="P1">... function(){emit(this.cust_id,this.purchase_amount);},function(key,value){return Array.sum(value)},</text:p>
      <text:p text:style-name="P1">... {query:{status:'paid'},out:'total_amount'});</text:p>
      <text:p text:style-name="P1">{</text:p>
      <text:p text:style-name="P1"><text:tab/>"result" : "total_amount",</text:p>
      <text:p text:style-name="P1"><text:tab/>"timeMillis" : 96,</text:p>
      <text:p text:style-name="P1"><text:tab/>"counts" : {</text:p>
      <text:p text:style-name="P1"><text:tab/><text:tab/>"input" : 17,</text:p>
      <text:p text:style-name="P1"><text:tab/><text:tab/>"emit" : 17,</text:p>
      <text:p text:style-name="P1"><text:tab/><text:tab/>"reduce" : 5,</text:p>
      <text:p text:style-name="P1"><text:tab/><text:tab/>"output" : 5</text:p>
      <text:p text:style-name="P1"><text:tab/>},</text:p>
      <text:p text:style-name="P1"><text:tab/>"ok" : 1</text:p>
      <text:p text:style-name="P1">}</text:p>
      <text:p text:style-name="P1">&gt; db.total_amount.find();</text:p>
      <text:p text:style-name="P1">{ "_id" : 1, "value" : 1647 }</text:p>
      <text:p text:style-name="P1">{ "_id" : 2, "value" : 2015 }</text:p>
      <text:p text:style-name="P1">{ "_id" : 3, "value" : 746 }</text:p>
      <text:p text:style-name="P1">{ "_id" : 4, "value" : 682 }</text:p>
      <text:p text:style-name="P1">{ "_id" : 5, "value" : 3214 }.</text:p>
      <text:p text:style-name="P1"/>
      <text:p text:style-name="P3">SECOND MAP REDUCE:</text:p>
      <text:p text:style-name="P3"/>
      <text:p text:style-name="P4">&gt; db.Customers.mapReduce(function(){emit(this.cust_id,this.purchase_amount);},function(key,value){return Array.sum(value)},{query:{purchase_amount:{$gt:200}},out:"platinum_customers"});</text:p>
      <text:p text:style-name="P4">{</text:p>
      <text:p text:style-name="P4"><text:tab/>"result" : "platinum_customers",</text:p>
      <text:p text:style-name="P4"><text:tab/>"timeMillis" : 26,</text:p>
      <text:p text:style-name="P4"><text:tab/>"counts" : {</text:p>
      <text:p text:style-name="P4"><text:tab/><text:tab/>"input" : 20,</text:p>
      <text:p text:style-name="P4"><text:tab/><text:tab/>"emit" : 20,</text:p>
      <text:p text:style-name="P4"><text:tab/><text:tab/>"reduce" : 5,</text:p>
      <text:p text:style-name="P4"><text:tab/><text:tab/>"output" : 5</text:p>
      <text:p text:style-name="P4"><text:tab/>},</text:p>
      <text:p text:style-name="P4"><text:soft-page-break/><text:tab/>"ok" : 1</text:p>
      <text:p text:style-name="P4">}</text:p>
      <text:p text:style-name="P4">&gt; db.platinum_customers.find();</text:p>
      <text:p text:style-name="P4">{ "_id" : 1, "value" : 2342 }</text:p>
      <text:p text:style-name="P4">{ "_id" : 2, "value" : 2405 }</text:p>
      <text:p text:style-name="P4">{ "_id" : 3, "value" : 1644 }</text:p>
      <text:p text:style-name="P4">{ "_id" : 4, "value" : 4732 }</text:p>
      <text:p text:style-name="P4">{ "_id" : 5, "value" : 3928 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1:52:17.578946324</meta:creation-date>
    <dc:date>2017-09-26T12:13:06.929918350</dc:date>
    <meta:editing-duration>PT18M57S</meta:editing-duration>
    <meta:editing-cycles>2</meta:editing-cycles>
    <meta:generator>LibreOffice/4.2.8.2$Linux_X86_64 LibreOffice_project/420$Build-2</meta:generator>
    <meta:print-date>2017-09-26T12:04:25.442640449</meta:print-date>
    <meta:document-statistic meta:table-count="0" meta:image-count="0" meta:object-count="0" meta:page-count="4" meta:paragraph-count="122" meta:word-count="697" meta:character-count="6615" meta:non-whitespace-character-count="5896"/>
  </office:meta>
</office:document-meta>
</file>